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151cm"/>
    </style:style>
    <style:style style:name="gr2" style:family="graphic" style:parent-style-name="standard">
      <style:graphic-properties draw:fill="solid" draw:fill-color="#ccffcc" draw:textarea-horizontal-align="justify" draw:textarea-vertical-align="middle" draw:auto-grow-height="false" fo:min-height="5.973cm" fo:min-width="3.691cm"/>
    </style:style>
    <style:style style:name="gr3" style:family="graphic" style:parent-style-name="standard">
      <style:graphic-properties draw:textarea-horizontal-align="justify" draw:textarea-vertical-align="middle" draw:auto-grow-height="false" fo:min-height="1.529cm" fo:min-width="1.53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1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433cm"/>
    </style:style>
    <style:style style:name="gr11" style:family="graphic" style:parent-style-name="standard">
      <style:graphic-properties draw:fill="solid" draw:fill-color="#ccffcc" draw:textarea-horizontal-align="justify" draw:textarea-vertical-align="middle" draw:auto-grow-height="false" fo:min-height="0.919cm" fo:min-width="1.745cm"/>
    </style:style>
    <style:style style:name="gr12" style:family="graphic" style:parent-style-name="standard">
      <style:graphic-properties draw:fill="solid" draw:fill-color="#ccffcc" draw:textarea-horizontal-align="justify" draw:textarea-vertical-align="middle" draw:auto-grow-height="false" fo:min-height="0.791cm" fo:min-width="4.945cm"/>
    </style:style>
    <style:style style:name="gr13" style:family="graphic" style:parent-style-name="standard">
      <style:graphic-properties draw:fill="solid" draw:fill-color="#ccffcc" draw:textarea-horizontal-align="justify" draw:textarea-vertical-align="middle" draw:auto-grow-height="false" fo:min-height="1.606cm" fo:min-width="1.31cm"/>
    </style:style>
    <style:style style:name="gr14" style:family="graphic" style:parent-style-name="standard">
      <style:graphic-properties draw:fill="solid" draw:fill-color="#ccffcc" draw:textarea-horizontal-align="justify" draw:textarea-vertical-align="middle" draw:auto-grow-height="false" fo:min-height="1.655cm" fo:min-width="2.61cm"/>
    </style:style>
    <style:style style:name="gr15" style:family="graphic" style:parent-style-name="standard">
      <style:graphic-properties draw:fill="solid" draw:fill-color="#ccffcc" draw:textarea-horizontal-align="justify" draw:textarea-vertical-align="middle" draw:auto-grow-height="false" fo:min-height="1.528cm" fo:min-width="2.548cm"/>
    </style:style>
    <style:style style:name="gr16" style:family="graphic" style:parent-style-name="standard">
      <style:graphic-properties draw:fill="solid" draw:fill-color="#ccffcc" draw:textarea-horizontal-align="justify" draw:textarea-vertical-align="middle" draw:auto-grow-height="false" fo:min-height="0.919cm" fo:min-width="1.4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3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918cm"/>
    </style:style>
    <style:style style:name="co1" style:family="table-column">
      <style:table-column-properties style:column-width="4.538cm" style:use-optimal-column-width="false"/>
    </style:style>
    <style:style style:name="co2" style:family="table-column">
      <style:table-column-properties style:column-width="4.548cm" style:use-optimal-column-width="false"/>
    </style:style>
    <style:style style:name="co3" style:family="table-column">
      <style:table-column-properties style:column-width="6.424cm" style:use-optimal-column-width="false"/>
    </style:style>
    <style:style style:name="co4" style:family="table-column">
      <style:table-column-properties style:column-width="13.863cm" style:use-optimal-column-width="false"/>
    </style:style>
    <style:style style:name="co5" style:family="table-column">
      <style:table-column-properties style:column-width="15.978cm" style:use-optimal-column-width="false"/>
    </style:style>
    <style:style style:name="co6" style:family="table-column">
      <style:table-column-properties style:column-width="10.372cm" style:use-optimal-column-width="false"/>
    </style:style>
    <style:style style:name="co7" style:family="table-column">
      <style:table-column-properties style:column-width="9.311cm" style:use-optimal-column-width="false"/>
    </style:style>
    <style:style style:name="co8" style:family="table-column">
      <style:table-column-properties style:column-width="8.822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769cm"/>
    </style:style>
    <style:style style:name="ro3" style:family="table-row">
      <style:table-row-properties style:row-height="1.546cm"/>
    </style:style>
    <style:style style:name="ro4" style:family="table-row">
      <style:table-row-properties style:row-height="1.395cm"/>
    </style:style>
    <style:style style:name="ro5" style:family="table-row">
      <style:table-row-properties style:row-height="1.343cm"/>
    </style:style>
    <style:style style:name="ro6" style:family="table-row">
      <style:table-row-properties style:row-height="1.153cm"/>
    </style:style>
    <style:style style:name="ro7" style:family="table-row">
      <style:table-row-properties style:row-height="1.34cm"/>
    </style:style>
    <style:style style:name="ce1" style:family="table-cell">
      <style:graphic-properties style:repeat="repeat"/>
      <style:text-properties fo:color="#0066cc"/>
    </style:style>
    <style:style style:name="ce2" style:family="table-cell">
      <style:graphic-properties style:repeat="repeat"/>
      <style:text-properties fo:color="#0066cc"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/>
      <style:text-properties fo:color="#0066cc" fo:font-size="14pt" style:font-size-asian="14pt" style:font-size-complex="14pt"/>
    </style:style>
    <style:style style:name="ce4" style:family="table-cell">
      <style:graphic-properties style:repeat="repeat"/>
      <style:paragraph-properties fo:line-height="150%"/>
      <style:text-properties fo:color="#0066cc" fo:font-size="14pt" style:font-size-asian="14pt" style:font-size-complex="14pt"/>
    </style:style>
    <style:style style:name="ce5" style:family="table-cell">
      <style:graphic-properties style:repeat="repeat"/>
      <style:text-properties fo:color="#0066cc" fo:font-size="14pt" fo:font-weight="normal" style:font-size-asian="14pt" style:font-weight-asian="normal" style:font-size-complex="14pt" style:font-weight-complex="normal"/>
    </style:style>
    <style:style style:name="P1" style:family="paragraph"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line-height="150%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66c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66cc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66cc" fo:font-size="14pt" style:font-size-asian="14pt" style:font-size-complex="14pt"/>
    </style:style>
    <style:style style:name="T6" style:family="text">
      <style:text-properties fo:color="#0066cc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651cm" svg:height="1.119cm" svg:x="7.096cm" svg:y="2.524cm">
          <draw:text-box>
            <text:p><text:span text:style-name="T1">Gated D_latch Module</text:span></text:p>
          </draw:text-box>
        </draw:frame>
        <draw:custom-shape draw:style-name="gr2" draw:text-style-name="P2" draw:layer="layout" svg:width="4.191cm" svg:height="6.223cm" svg:x="10.901cm" svg:y="8.131cm">
          <text:p text:style-name="P2">Gated D_latch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1.778cm" svg:x="6.969cm" svg:y="12.303cm">
          <text:p text:style-name="P2">and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4" draw:text-style-name="P2" draw:layer="layout" svg:x1="5.699cm" svg:y1="12.811cm" svg:x2="6.969cm" svg:y2="12.811cm">
          <text:p/>
        </draw:line>
        <draw:line draw:style-name="gr4" draw:text-style-name="P2" draw:layer="layout" svg:x1="5.699cm" svg:y1="13.611cm" svg:x2="6.969cm" svg:y2="13.611cm">
          <text:p/>
        </draw:line>
        <draw:line draw:style-name="gr5" draw:text-style-name="P2" draw:layer="layout" svg:x1="9.001cm" svg:y1="13.192cm" svg:x2="10.906cm" svg:y2="13.192cm">
          <text:p/>
        </draw:line>
        <draw:frame draw:style-name="gr6" draw:layer="layout" svg:width="2.399cm" svg:height="0.962cm" svg:x="3.602cm" svg:y="12.057cm">
          <draw:text-box>
            <text:p>enable</text:p>
          </draw:text-box>
        </draw:frame>
        <draw:frame draw:style-name="gr7" draw:layer="layout" svg:width="1.734cm" svg:height="0.962cm" svg:x="4.103cm" svg:y="13.057cm">
          <draw:text-box>
            <text:p>gate</text:p>
          </draw:text-box>
        </draw:frame>
        <draw:line draw:style-name="gr5" draw:text-style-name="P2" draw:layer="layout" svg:x1="8.493cm" svg:y1="9.255cm" svg:x2="11.033cm" svg:y2="9.255cm">
          <text:p/>
        </draw:line>
        <draw:frame draw:style-name="gr8" draw:layer="layout" svg:width="0.853cm" svg:height="0.962cm" svg:x="6.842cm" svg:y="8.747cm">
          <draw:text-box>
            <text:p>d</text:p>
          </draw:text-box>
        </draw:frame>
        <draw:line draw:style-name="gr5" draw:text-style-name="P2" draw:layer="layout" svg:x1="15.097cm" svg:y1="11.287cm" svg:x2="17.764cm" svg:y2="11.287cm">
          <text:p/>
        </draw:line>
        <draw:frame draw:style-name="gr8" draw:layer="layout" svg:width="0.853cm" svg:height="0.962cm" svg:x="16.694cm" svg:y="10.379cm">
          <draw:text-box>
            <text:p>q</text:p>
          </draw:text-box>
        </draw:frame>
      </draw:page>
      <draw:page draw:name="page2" draw:style-name="dp1" draw:master-page-name="Default">
        <draw:frame draw:style-name="gr9" draw:text-style-name="P1" draw:layer="layout" svg:width="7.618cm" svg:height="1.119cm" svg:x="6.639cm" svg:y="1.7cm">
          <draw:text-box>
            <text:p><text:span text:style-name="T1">Module description</text:span></text:p>
          </draw:text-box>
        </draw:frame>
        <draw:frame draw:style-name="standard" draw:layer="layout" svg:width="18.161cm" svg:height="8.226cm" svg:x="1.89cm" svg:y="4.1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<text:s text:c="4"/></text:span></text:p>
                <text:p><text:span text:style-name="T2"><text:s text:c="6"/></text:span><text:span text:style-name="T2">signal</text:span></text:p>
              </table:table-cell>
              <table:table-cell>
                <text:p><text:span text:style-name="T2"/></text:p>
                <text:p><text:span text:style-name="T2"><text:s text:c="5"/></text:span><text:span text:style-name="T2">direction</text:span></text:p>
              </table:table-cell>
              <table:table-cell>
                <text:p><text:span text:style-name="T2"/></text:p>
                <text:p><text:span text:style-name="T2"><text:s text:c="8"/></text:span><text:span text:style-name="T2">width</text:span></text:p>
              </table:table-cell>
              <table:table-cell>
                <text:p><text:span text:style-name="T2"/></text:p>
                <text:p><text:span text:style-name="T2"><text:s/></text:span><text:span text:style-name="T2">description</text:span></text:p>
              </table:table-cell>
            </table:table-row>
            <table:table-row table:style-name="ro2" table:default-cell-style-name="ce1">
              <table:table-cell>
                <text:p><text:span text:style-name="T2">enable</text:span></text:p>
              </table:table-cell>
              <table:table-cell>
                <text:p><text:span text:style-name="T2">input</text:span></text:p>
              </table:table-cell>
              <table:table-cell>
                <text:p><text:span text:style-name="T2"><text:s text:c="6"/></text:span><text:span text:style-name="T2">1 bit</text:span></text:p>
              </table:table-cell>
              <table:table-cell>
                <text:p><text:span text:style-name="T2">1 bit input <text:s text:c="5"/>data</text:span></text:p>
              </table:table-cell>
            </table:table-row>
            <table:table-row table:style-name="ro1" table:default-cell-style-name="ce1">
              <table:table-cell>
                <text:p><text:span text:style-name="T2">gate</text:span></text:p>
              </table:table-cell>
              <table:table-cell>
                <text:p><text:span text:style-name="T2">input</text:span></text:p>
              </table:table-cell>
              <table:table-cell>
                <text:p><text:span text:style-name="T2"><text:s text:c="6"/></text:span><text:span text:style-name="T2">1 bit</text:span></text:p>
              </table:table-cell>
              <table:table-cell>
                <text:p><text:span text:style-name="T2">1 bit input data</text:span></text:p>
              </table:table-cell>
            </table:table-row>
            <table:table-row table:style-name="ro3" table:default-cell-style-name="ce1">
              <table:table-cell>
                <text:p><text:span text:style-name="T2">d</text:span></text:p>
              </table:table-cell>
              <table:table-cell>
                <text:p><text:span text:style-name="T2">input</text:span></text:p>
              </table:table-cell>
              <table:table-cell>
                <text:p><text:span text:style-name="T2"><text:s text:c="6"/></text:span><text:span text:style-name="T2">1 bit</text:span></text:p>
              </table:table-cell>
              <table:table-cell>
                <text:p><text:span text:style-name="T2">1 input data</text:span></text:p>
              </table:table-cell>
            </table:table-row>
            <table:table-row table:style-name="ro3" table:default-cell-style-name="ce1">
              <table:table-cell>
                <text:p><text:span text:style-name="T2">q</text:span></text:p>
              </table:table-cell>
              <table:table-cell>
                <text:p><text:span text:style-name="T2">output</text:span></text:p>
              </table:table-cell>
              <table:table-cell>
                <text:p><text:span text:style-name="T2"><text:s text:c="7"/></text:span><text:span text:style-name="T2">1 bit</text:span></text:p>
              </table:table-cell>
              <table:table-cell>
                <text:p><text:span text:style-name="T2">1 output data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frame draw:style-name="gr10" draw:text-style-name="P1" draw:layer="layout" svg:width="10.933cm" svg:height="1.119cm" svg:x="5.104cm" svg:y="1.762cm">
          <draw:text-box>
            <text:p><text:span text:style-name="T1">Flow chart for gated D_latch</text:span></text:p>
          </draw:text-box>
        </draw:frame>
        <draw:custom-shape draw:style-name="gr11" draw:text-style-name="P3" draw:layer="layout" svg:width="3.175cm" svg:height="1.651cm" svg:x="9.374cm" svg:y="4.237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8.647cm" svg:height="1.651cm" svg:x="6.628cm" svg:y="7.577cm">
          <text:p text:style-name="P2"><text:span text:style-name="T3"><text:s text:c="3"/></text:span><text:span text:style-name="T3">input=enable,gate,d</text:span></text:p>
          <text:p text:style-name="P2"><text:span text:style-name="T3">Output=q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3" xml:id="id1" draw:id="id1" draw:layer="layout" svg:width="3.618cm" svg:height="3.71cm" svg:x="9.174cm" svg:y="11.26cm">
          <text:p text:style-name="P2"><text:span text:style-name="T3">and_out=</text:span></text:p>
          <text:p text:style-name="P2"><text:span text:style-name="T3">en&amp;gat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3" draw:layer="layout" svg:width="3.11cm" svg:height="1.905cm" svg:x="9.447cm" svg:y="16.775cm">
          <text:p text:style-name="P2"><text:span text:style-name="T3">q=d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" draw:id="id2" draw:layer="layout" svg:width="3.048cm" svg:height="1.778cm" svg:x="16.032cm" svg:y="14.681cm">
          <text:p text:style-name="P2"><text:span text:style-name="T3">q=x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.794cm" svg:height="1.651cm" svg:x="9.463cm" svg:y="21.42cm">
          <text:p text:style-name="P2"><text:span text:style-name="T3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979cm" svg:y1="5.953cm" svg:x2="10.979cm" svg:y2="7.731cm">
          <text:p/>
        </draw:line>
        <draw:line draw:style-name="gr5" draw:text-style-name="P2" draw:layer="layout" svg:x1="10.979cm" svg:y1="9.255cm" svg:x2="10.979cm" svg:y2="11.414cm">
          <text:p/>
        </draw:line>
        <draw:connector draw:style-name="gr5" draw:text-style-name="P2" draw:layer="layout" svg:x1="12.792cm" svg:y1="13.115cm" svg:x2="17.556cm" svg:y2="14.681cm" draw:start-shape="id1" draw:start-glue-point="7" draw:end-shape="id2" draw:end-glue-point="0" svg:d="M12792 13115h4764v1566" svg:viewBox="0 0 4765 1567">
          <text:p/>
        </draw:connector>
        <draw:line draw:style-name="gr5" draw:text-style-name="P2" draw:layer="layout" svg:x1="11.033cm" svg:y1="14.843cm" svg:x2="11.033cm" svg:y2="16.802cm">
          <text:p/>
        </draw:line>
        <draw:line draw:style-name="gr5" draw:text-style-name="P2" draw:layer="layout" svg:x1="10.906cm" svg:y1="18.68cm" svg:x2="10.906cm" svg:y2="21.474cm">
          <text:p/>
        </draw:line>
        <draw:frame draw:style-name="gr17" draw:text-style-name="P4" draw:layer="layout" svg:width="1.239cm" svg:height="0.806cm" svg:x="14.716cm" svg:y="12.176cm">
          <draw:text-box>
            <text:p><text:span text:style-name="T3">low</text:span></text:p>
          </draw:text-box>
        </draw:frame>
        <draw:frame draw:style-name="gr18" draw:text-style-name="P4" draw:layer="layout" svg:width="1.438cm" svg:height="0.806cm" svg:x="10.941cm" svg:y="15.078cm">
          <draw:text-box>
            <text:p><text:span text:style-name="T3">high</text:span></text:p>
          </draw:text-box>
        </draw:frame>
      </draw:page>
      <draw:page draw:name="page4" draw:style-name="dp1" draw:master-page-name="Default">
        <draw:frame draw:style-name="standard" draw:layer="layout" svg:width="64.769cm" svg:height="24.278cm" svg:x="-21.606cm" svg:y="4.04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>
                <text:p><text:span text:style-name="T4">S.no</text:span></text:p>
              </table:table-cell>
              <table:table-cell>
                <text:p><text:span text:style-name="T4">Functionality</text:span></text:p>
              </table:table-cell>
              <table:table-cell>
                <text:p><text:span text:style-name="T4"><text:s text:c="4"/></text:span><text:span text:style-name="T4">Test procedure</text:span></text:p>
              </table:table-cell>
              <table:table-cell>
                <text:p><text:span text:style-name="T4">Expected output</text:span></text:p>
              </table:table-cell>
              <table:table-cell>
                <text:p><text:span text:style-name="T4">Actual output</text:span></text:p>
              </table:table-cell>
              <table:table-cell>
                <text:p><text:span text:style-name="T4">Result </text:span></text:p>
                <text:p><text:span text:style-name="T4">Pass/fail</text:span></text:p>
              </table:table-cell>
            </table:table-row>
            <table:table-row table:style-name="ro5" table:default-cell-style-name="ce3">
              <table:table-cell table:style-name="ce2">
                <text:p><text:span text:style-name="T4">1.</text:span></text:p>
              </table:table-cell>
              <table:table-cell>
                <text:p><text:span text:style-name="T5">Check for enable of the circuit by making enable is 0,and gate=0.</text:span></text:p>
                <text:p><text:span text:style-name="T5">According to spec by taking these conditions output is unknown.</text:span></text:p>
              </table:table-cell>
              <table:table-cell>
                <text:p><text:span text:style-name="T5">Make enable=0</text:span></text:p>
                <text:p><text:span text:style-name="T5"><text:s text:c="13"/></text:span><text:span text:style-name="T5">gate=0</text:span></text:p>
              </table:table-cell>
              <table:table-cell table:style-name="ce4">
                <text:p text:style-name="P5"><text:span text:style-name="T5">q=x.</text:span></text:p>
              </table:table-cell>
              <table:table-cell>
                <text:p><text:span text:style-name="T5">en=0,</text:span><text:span text:style-name="T5"><text:tab/></text:span><text:span text:style-name="T5">gate=0,</text:span><text:span text:style-name="T5"><text:tab/></text:span><text:span text:style-name="T5">din=0,</text:span><text:span text:style-name="T5"><text:tab/></text:span><text:span text:style-name="T5">q=x</text:span></text:p>
                <text:p><text:span text:style-name="T5">en=0,</text:span><text:span text:style-name="T5"><text:tab/></text:span><text:span text:style-name="T5">gate=1,</text:span><text:span text:style-name="T5"><text:tab/></text:span><text:span text:style-name="T5">din=0,</text:span><text:span text:style-name="T5"><text:tab/></text:span><text:span text:style-name="T5">q=x</text:span></text:p>
                <text:p><text:span text:style-name="T5"/></text:p>
              </table:table-cell>
              <table:table-cell>
                <text:p><text:span text:style-name="T5">pass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4">2.</text:span></text:p>
              </table:table-cell>
              <table:table-cell>
                <text:p><text:span text:style-name="T5">Check for enable of the circuit by making enable is high, and <text:s/>gate is high.</text:span></text:p>
                <text:p><text:span text:style-name="T5">According to spec by taking these conditions output follows the input.</text:span></text:p>
              </table:table-cell>
              <table:table-cell>
                <text:p><text:span text:style-name="T5">Make enable=1</text:span></text:p>
                <text:p><text:span text:style-name="T5"><text:s text:c="12"/></text:span><text:span text:style-name="T5">gate=1</text:span></text:p>
              </table:table-cell>
              <table:table-cell>
                <text:p><text:span text:style-name="T5">q=it follows the input.</text:span></text:p>
              </table:table-cell>
              <table:table-cell>
                <text:p><text:span text:style-name="T5">en=1,</text:span><text:span text:style-name="T5"><text:tab/></text:span><text:span text:style-name="T5">gate=1,</text:span><text:span text:style-name="T5"><text:tab/></text:span><text:span text:style-name="T5">din=1,</text:span><text:span text:style-name="T5"><text:tab/></text:span><text:span text:style-name="T5">q=1</text:span></text:p>
                <text:p><text:span text:style-name="T5">en=1,</text:span><text:span text:style-name="T5"><text:tab/></text:span><text:span text:style-name="T5">gate=1,</text:span><text:span text:style-name="T5"><text:tab/></text:span><text:span text:style-name="T5">din=0,</text:span><text:span text:style-name="T5"><text:tab/></text:span><text:span text:style-name="T5">q=0</text:span></text:p>
                <text:p><text:span text:style-name="T5">en=1,</text:span><text:span text:style-name="T5"><text:tab/></text:span><text:span text:style-name="T5">gate=1,</text:span><text:span text:style-name="T5"><text:tab/></text:span><text:span text:style-name="T5">din=x,</text:span><text:span text:style-name="T5"><text:tab/></text:span><text:span text:style-name="T5">q=x</text:span></text:p>
                <text:p><text:span text:style-name="T5">en=1,</text:span><text:span text:style-name="T5"><text:tab/></text:span><text:span text:style-name="T5">gate=1,</text:span><text:span text:style-name="T5"><text:tab/></text:span><text:span text:style-name="T5">din=z,</text:span><text:span text:style-name="T5"><text:tab/></text:span><text:span text:style-name="T5">q=z</text:span></text:p>
              </table:table-cell>
              <table:table-cell>
                <text:p><text:span text:style-name="T5">pass</text:span></text:p>
              </table:table-cell>
            </table:table-row>
            <table:table-row table:style-name="ro7" table:default-cell-style-name="ce3">
              <table:table-cell table:style-name="ce2">
                <text:p><text:span text:style-name="T4">3.</text:span></text:p>
              </table:table-cell>
              <table:table-cell>
                <text:p><text:span text:style-name="T5">Check for gate of the circuit by making gate is low,and enable is high.</text:span></text:p>
                <text:p><text:span text:style-name="T5">According to spec by taking these conditions output is unknown.</text:span></text:p>
              </table:table-cell>
              <table:table-cell>
                <text:p><text:span text:style-name="T5">Make enable=1</text:span></text:p>
                <text:p><text:span text:style-name="T5"><text:s text:c="12"/></text:span><text:span text:style-name="T5">gate=0</text:span></text:p>
              </table:table-cell>
              <table:table-cell>
                <text:p><text:span text:style-name="T5">q=x.</text:span></text:p>
              </table:table-cell>
              <table:table-cell>
                <text:p><text:span text:style-name="T5">en=1,</text:span><text:span text:style-name="T5"><text:tab/></text:span><text:span text:style-name="T5">gate=0,</text:span><text:span text:style-name="T5"><text:tab/></text:span><text:span text:style-name="T5">din=1,</text:span><text:span text:style-name="T5"><text:tab/></text:span><text:span text:style-name="T5">q=x</text:span></text:p>
                <text:p><text:span text:style-name="T5">en=1,</text:span><text:span text:style-name="T5"><text:tab/></text:span><text:span text:style-name="T5">gate=0,</text:span><text:span text:style-name="T5"><text:tab/></text:span><text:span text:style-name="T5">din=z,</text:span><text:span text:style-name="T5"><text:tab/></text:span><text:span text:style-name="T5">q=x</text:span></text:p>
                <text:p><text:span text:style-name="T5">en=1,</text:span><text:span text:style-name="T5"><text:tab/></text:span><text:span text:style-name="T5">gate=0,</text:span><text:span text:style-name="T5"><text:tab/></text:span><text:span text:style-name="T5">din=x,</text:span><text:span text:style-name="T5"><text:tab/></text:span><text:span text:style-name="T5">q=x</text:span></text:p>
              </table:table-cell>
              <table:table-cell>
                <text:p><text:span text:style-name="T5">pass</text:span></text:p>
              </table:table-cell>
            </table:table-row>
            <table:table-row table:style-name="ro7" table:default-cell-style-name="ce3">
              <table:table-cell table:style-name="ce2">
                <text:p><text:span text:style-name="T4">4.</text:span></text:p>
              </table:table-cell>
              <table:table-cell>
                <text:p><text:span text:style-name="T5">Check for gate of the circuit by making gate is high, and enable is low.</text:span></text:p>
                <text:p><text:span text:style-name="T5">According to spec by taking these conditions output is unknown.</text:span></text:p>
              </table:table-cell>
              <table:table-cell>
                <text:p><text:span text:style-name="T5">Make </text:span></text:p>
                <text:p><text:span text:style-name="T5">Enable=0,</text:span></text:p>
                <text:p><text:span text:style-name="T5">Gate =1.</text:span></text:p>
              </table:table-cell>
              <table:table-cell>
                <text:p><text:span text:style-name="T5">q=x.</text:span></text:p>
              </table:table-cell>
              <table:table-cell>
                <text:p><text:span text:style-name="T5">en=0,</text:span><text:span text:style-name="T5"><text:tab/></text:span><text:span text:style-name="T5">gate=1,</text:span><text:span text:style-name="T5"><text:tab/></text:span><text:span text:style-name="T5">din=x,</text:span><text:span text:style-name="T5"><text:tab/></text:span><text:span text:style-name="T5">q=x</text:span></text:p>
                <text:p><text:span text:style-name="T5">en=0,</text:span><text:span text:style-name="T5"><text:tab/></text:span><text:span text:style-name="T5">gate=1,</text:span><text:span text:style-name="T5"><text:tab/></text:span><text:span text:style-name="T5">din=0,</text:span><text:span text:style-name="T5"><text:tab/></text:span><text:span text:style-name="T5">q=x</text:span></text:p>
                <text:p><text:span text:style-name="T5">en=0,</text:span><text:span text:style-name="T5"><text:tab/></text:span><text:span text:style-name="T5">gate=1,</text:span><text:span text:style-name="T5"><text:tab/></text:span><text:span text:style-name="T5">din=z,</text:span><text:span text:style-name="T5"><text:tab/></text:span><text:span text:style-name="T5">q=x</text:span></text:p>
                <text:p><text:span text:style-name="T5">en=0,</text:span><text:span text:style-name="T5"><text:tab/></text:span><text:span text:style-name="T5">gate=1,</text:span><text:span text:style-name="T5"><text:tab/></text:span><text:span text:style-name="T5">din=1,</text:span><text:span text:style-name="T5"><text:tab/></text:span><text:span text:style-name="T5">q=x</text:span></text:p>
              </table:table-cell>
              <table:table-cell/>
            </table:table-row>
            <table:table-row table:style-name="ro6" table:default-cell-style-name="ce3">
              <table:table-cell table:style-name="ce2">
                <text:p><text:span text:style-name="T4">4.</text:span></text:p>
              </table:table-cell>
              <table:table-cell>
                <text:p><text:span text:style-name="T5">Check for input of the circuit by making input as data ,when both gate &amp;enable are low.</text:span></text:p>
                <text:p><text:span text:style-name="T5"/></text:p>
                <text:p><text:span text:style-name="T5">According to spec by taking these conditions output is unknown.</text:span></text:p>
              </table:table-cell>
              <table:table-cell>
                <text:p><text:span text:style-name="T5">Make </text:span></text:p>
                <text:p><text:span text:style-name="T5">enable=0</text:span></text:p>
                <text:p><text:span text:style-name="T5"><text:s/></text:span><text:span text:style-name="T5">Gate=0</text:span></text:p>
                <text:p><text:span text:style-name="T5">input=data.</text:span></text:p>
              </table:table-cell>
              <table:table-cell>
                <text:p><text:span text:style-name="T5">q=x</text:span></text:p>
              </table:table-cell>
              <table:table-cell table:style-name="ce5">
                <text:p><text:span text:style-name="T6">en=0,</text:span><text:span text:style-name="T6"><text:tab/></text:span><text:span text:style-name="T6">gate=0,</text:span><text:span text:style-name="T6"><text:tab/></text:span><text:span text:style-name="T6">din=1,</text:span><text:span text:style-name="T6"><text:tab/></text:span><text:span text:style-name="T6">q=x,</text:span></text:p>
                <text:p><text:span text:style-name="T6">en=0,</text:span><text:span text:style-name="T6"><text:tab/></text:span><text:span text:style-name="T6">gate=0,</text:span><text:span text:style-name="T6"><text:tab/></text:span><text:span text:style-name="T6">din=z,</text:span><text:span text:style-name="T6"><text:tab/></text:span><text:span text:style-name="T6">q=x,</text:span></text:p>
                <text:p><text:span text:style-name="T6">en=0,</text:span><text:span text:style-name="T6"><text:tab/></text:span><text:span text:style-name="T6">gate=0,</text:span><text:span text:style-name="T6"><text:tab/></text:span><text:span text:style-name="T6">din=0,</text:span><text:span text:style-name="T6"><text:tab/></text:span><text:span text:style-name="T6">q=x,</text:span></text:p>
                <text:p><text:span text:style-name="T6">en=0,</text:span><text:span text:style-name="T6"><text:tab/></text:span><text:span text:style-name="T6">gate=0,</text:span><text:span text:style-name="T6"><text:tab/></text:span><text:span text:style-name="T6">din=x,</text:span><text:span text:style-name="T6"><text:tab/></text:span><text:span text:style-name="T6">q=x</text:span></text:p>
              </table:table-cell>
              <table:table-cell>
                <text:p><text:span text:style-name="T5">pass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4">5.</text:span></text:p>
              </table:table-cell>
              <table:table-cell>
                <text:p><text:span text:style-name="T5">Check for if gate is unknown &amp; enable is low .</text:span></text:p>
                <text:p><text:span text:style-name="T5"/></text:p>
                <text:p><text:span text:style-name="T5">According to spec by taking these conditions output is unknown.</text:span></text:p>
              </table:table-cell>
              <table:table-cell>
                <text:p><text:span text:style-name="T5">Make </text:span></text:p>
                <text:p><text:span text:style-name="T5">Enable=0,</text:span></text:p>
                <text:p><text:span text:style-name="T5">gate=x.</text:span></text:p>
              </table:table-cell>
              <table:table-cell>
                <text:p><text:span text:style-name="T5">q=x.</text:span></text:p>
              </table:table-cell>
              <table:table-cell table:style-name="ce5">
                <text:p><text:span text:style-name="T6">en=0,</text:span><text:span text:style-name="T6"><text:tab/></text:span><text:span text:style-name="T6">gate=x,</text:span><text:span text:style-name="T6"><text:tab/></text:span><text:span text:style-name="T6">din=x,</text:span><text:span text:style-name="T6"><text:tab/></text:span><text:span text:style-name="T6">q=x,</text:span></text:p>
                <text:p><text:span text:style-name="T6">en=0,</text:span><text:span text:style-name="T6"><text:tab/></text:span><text:span text:style-name="T6">gate=x,</text:span><text:span text:style-name="T6"><text:tab/></text:span><text:span text:style-name="T6">din=0,</text:span><text:span text:style-name="T6"><text:tab/></text:span><text:span text:style-name="T6">q=x,</text:span></text:p>
                <text:p><text:span text:style-name="T6">en=0,</text:span><text:span text:style-name="T6"><text:tab/></text:span><text:span text:style-name="T6">gate=x,</text:span><text:span text:style-name="T6"><text:tab/></text:span><text:span text:style-name="T6">din=z,</text:span><text:span text:style-name="T6"><text:tab/></text:span><text:span text:style-name="T6">q=x,</text:span></text:p>
                <text:p><text:span text:style-name="T6">en=0,</text:span><text:span text:style-name="T6"><text:tab/></text:span><text:span text:style-name="T6">gate=x,</text:span><text:span text:style-name="T6"><text:tab/></text:span><text:span text:style-name="T6">din=1,</text:span><text:span text:style-name="T6"><text:tab/></text:span><text:span text:style-name="T6">q=x</text:span></text:p>
              </table:table-cell>
              <table:table-cell>
                <text:p><text:span text:style-name="T5">pass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4">6.</text:span></text:p>
              </table:table-cell>
              <table:table-cell>
                <text:p><text:span text:style-name="T5">Check for if gate is 0 &amp;enable is unknown.</text:span></text:p>
                <text:p><text:span text:style-name="T5"/></text:p>
                <text:p><text:span text:style-name="T5">According to spec by taking these conditions output is unknown.</text:span></text:p>
              </table:table-cell>
              <table:table-cell>
                <text:p><text:span text:style-name="T5">Make </text:span></text:p>
                <text:p><text:span text:style-name="T5">Enable =x,</text:span></text:p>
                <text:p><text:span text:style-name="T5">gate=0</text:span></text:p>
              </table:table-cell>
              <table:table-cell>
                <text:p><text:span text:style-name="T5">q=x.</text:span></text:p>
              </table:table-cell>
              <table:table-cell table:style-name="ce5">
                <text:p><text:span text:style-name="T6">en=x,</text:span><text:span text:style-name="T6"><text:tab/></text:span><text:span text:style-name="T6">gate=0,</text:span><text:span text:style-name="T6"><text:tab/></text:span><text:span text:style-name="T6">din=x,</text:span><text:span text:style-name="T6"><text:tab/></text:span><text:span text:style-name="T6">q=x,</text:span></text:p>
                <text:p><text:span text:style-name="T6">en=x,</text:span><text:span text:style-name="T6"><text:tab/></text:span><text:span text:style-name="T6">gate=0,</text:span><text:span text:style-name="T6"><text:tab/></text:span><text:span text:style-name="T6">din=1,</text:span><text:span text:style-name="T6"><text:tab/></text:span><text:span text:style-name="T6">q=x,</text:span></text:p>
                <text:p><text:span text:style-name="T6">en=x,</text:span><text:span text:style-name="T6"><text:tab/></text:span><text:span text:style-name="T6">gate=0,</text:span><text:span text:style-name="T6"><text:tab/></text:span><text:span text:style-name="T6">din=z,</text:span><text:span text:style-name="T6"><text:tab/></text:span><text:span text:style-name="T6">q=x,</text:span></text:p>
                <text:p><text:span text:style-name="T6">en=x,</text:span><text:span text:style-name="T6"><text:tab/></text:span><text:span text:style-name="T6">gate=0,</text:span><text:span text:style-name="T6"><text:tab/></text:span><text:span text:style-name="T6">din=0,</text:span><text:span text:style-name="T6"><text:tab/></text:span><text:span text:style-name="T6">q=x</text:span></text:p>
              </table:table-cell>
              <table:table-cell>
                <text:p><text:span text:style-name="T5">pass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4">7.</text:span></text:p>
              </table:table-cell>
              <table:table-cell>
                <text:p><text:span text:style-name="T5">Check for if both are gate &amp;enable are unknown or z.</text:span></text:p>
                <text:p><text:span text:style-name="T5"/></text:p>
                <text:p><text:span text:style-name="T5">According to spec by taking these conditions output is it holds the previous input.</text:span></text:p>
              </table:table-cell>
              <table:table-cell>
                <text:p><text:span text:style-name="T5">Make </text:span></text:p>
                <text:p><text:span text:style-name="T5">Enable =x or z,</text:span></text:p>
                <text:p><text:span text:style-name="T5">gate=x or z.</text:span></text:p>
              </table:table-cell>
              <table:table-cell>
                <text:p><text:span text:style-name="T5">q=q.</text:span></text:p>
              </table:table-cell>
              <table:table-cell table:style-name="ce5">
                <text:p><text:span text:style-name="T6">en=1,</text:span><text:span text:style-name="T6"><text:tab/></text:span><text:span text:style-name="T6">gate=1,</text:span><text:span text:style-name="T6"><text:tab/></text:span><text:span text:style-name="T6">din=1,</text:span><text:span text:style-name="T6"><text:tab/></text:span><text:span text:style-name="T6">q=1</text:span></text:p>
                <text:p><text:span text:style-name="T5">en=x,</text:span><text:span text:style-name="T5"><text:tab/></text:span><text:span text:style-name="T5">gate=x,</text:span><text:span text:style-name="T5"><text:tab/></text:span><text:span text:style-name="T5">din=x,</text:span><text:span text:style-name="T5"><text:tab/></text:span><text:span text:style-name="T5">q=1</text:span></text:p>
                <text:p><text:span text:style-name="T5">en=x,</text:span><text:span text:style-name="T5"><text:tab/></text:span><text:span text:style-name="T5">gate=x,</text:span><text:span text:style-name="T5"><text:tab/></text:span><text:span text:style-name="T5">din=0,</text:span><text:span text:style-name="T5"><text:tab/></text:span><text:span text:style-name="T5">q=1</text:span></text:p>
                <text:p><text:span text:style-name="T5">en=x,</text:span><text:span text:style-name="T5"><text:tab/></text:span><text:span text:style-name="T5">gate=x,</text:span><text:span text:style-name="T5"><text:tab/></text:span><text:span text:style-name="T5">din=z,</text:span><text:span text:style-name="T5"><text:tab/></text:span><text:span text:style-name="T5">q=1</text:span></text:p>
              </table:table-cell>
              <table:table-cell>
                <text:p><text:span text:style-name="T5">pass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4">8.</text:span></text:p>
              </table:table-cell>
              <table:table-cell>
                <text:p><text:span text:style-name="T5">Input check-</text:span></text:p>
                <text:p><text:span text:style-name="T5">Check for input of the circuit by making input as data,when enable and gate is high.</text:span></text:p>
                <text:p><text:span text:style-name="T5">According to spec output follows input.</text:span></text:p>
              </table:table-cell>
              <table:table-cell>
                <text:p><text:span text:style-name="T5">Make </text:span></text:p>
                <text:p><text:span text:style-name="T5">Enable=1,</text:span></text:p>
                <text:p><text:span text:style-name="T5">Gate=1,</text:span></text:p>
                <text:p><text:span text:style-name="T5">input=data</text:span></text:p>
              </table:table-cell>
              <table:table-cell>
                <text:p><text:span text:style-name="T5">q=data</text:span></text:p>
              </table:table-cell>
              <table:table-cell table:style-name="ce5">
                <text:p><text:span text:style-name="T6">en=1,</text:span><text:span text:style-name="T6"><text:tab/></text:span><text:span text:style-name="T6">gate=1,</text:span><text:span text:style-name="T6"><text:tab/></text:span><text:span text:style-name="T6">din=1,</text:span><text:span text:style-name="T6"><text:tab/></text:span><text:span text:style-name="T6">q=1</text:span></text:p>
                <text:p><text:span text:style-name="T6">en=1,</text:span><text:span text:style-name="T6"><text:tab/></text:span><text:span text:style-name="T6">gate=1,</text:span><text:span text:style-name="T6"><text:tab/></text:span><text:span text:style-name="T6">din=z,</text:span><text:span text:style-name="T6"><text:tab/></text:span><text:span text:style-name="T6">q=z</text:span></text:p>
                <text:p><text:span text:style-name="T6">en=1,</text:span><text:span text:style-name="T6"><text:tab/></text:span><text:span text:style-name="T6">gate=1,</text:span><text:span text:style-name="T6"><text:tab/></text:span><text:span text:style-name="T6">din=0,</text:span><text:span text:style-name="T6"><text:tab/></text:span><text:span text:style-name="T6">q=0</text:span></text:p>
                <text:p><text:span text:style-name="T6">en=1,</text:span><text:span text:style-name="T6"><text:tab/></text:span><text:span text:style-name="T6">gate=1,</text:span><text:span text:style-name="T6"><text:tab/></text:span><text:span text:style-name="T6">din=x,</text:span><text:span text:style-name="T6"><text:tab/></text:span><text:span text:style-name="T6">q=x</text:span></text:p>
              </table:table-cell>
              <table:table-cell>
                <text:p><text:span text:style-name="T5">pas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9" draw:text-style-name="P1" draw:layer="layout" svg:width="4.418cm" svg:height="1.119cm" svg:x="8.104cm" svg:y="1.824cm">
          <draw:text-box>
            <text:p><text:span text:style-name="T1">Test ca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5T12:15:04.685973570</meta:creation-date>
    <dc:date>2016-11-16T10:03:54.127845307</dc:date>
    <meta:editing-duration>PT4H6S</meta:editing-duration>
    <meta:editing-cycles>25</meta:editing-cycles>
    <meta:generator>LibreOffice/4.3.7.2$Linux_X86_64 LibreOffice_project/430$Build-2</meta:generator>
    <meta:document-statistic meta:object-count="30"/>
  </office:meta>
</office:document-meta>
</file>